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537cbd" officeooo:paragraph-rsid="001f4bc5" style:font-size-asian="16pt" style:font-size-complex="16pt"/>
    </style:style>
    <style:style style:name="P2" style:family="paragraph" style:parent-style-name="Standard">
      <style:text-properties fo:font-size="16pt" fo:font-weight="bold" officeooo:rsid="006c2078" officeooo:paragraph-rsid="001f4bc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54bca3" officeooo:paragraph-rsid="0054bca3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5633d4" officeooo:paragraph-rsid="005633d4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language="ru" fo:country="RU" officeooo:rsid="00537cbd" officeooo:paragraph-rsid="0054d491" style:font-size-asian="16pt" style:font-size-complex="16pt"/>
    </style:style>
    <style:style style:name="P6" style:family="paragraph" style:parent-style-name="Standard">
      <style:text-properties fo:font-size="16pt" fo:language="ru" fo:country="RU" officeooo:rsid="00537cbd" officeooo:paragraph-rsid="005540ca" style:font-size-asian="16pt" style:font-size-complex="16pt"/>
    </style:style>
    <style:style style:name="P7" style:family="paragraph" style:parent-style-name="Standard">
      <style:text-properties fo:font-size="16pt" fo:language="ru" fo:country="RU" officeooo:rsid="00537cbd" officeooo:paragraph-rsid="00537273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paragraph-rsid="001f4bc5" fo:background-color="#ff0000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paragraph-rsid="001f4bc5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51c912" officeooo:paragraph-rsid="00537273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officeooo:rsid="0054bca3" officeooo:paragraph-rsid="0054bca3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fo:font-size="20pt" fo:font-style="normal" fo:font-weight="bold" officeooo:rsid="0051c912" officeooo:paragraph-rsid="00537273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28pt" fo:font-weight="bold" officeooo:rsid="0022f777" officeooo:paragraph-rsid="0022f777" fo:background-color="transparent" style:font-size-asian="28pt" style:font-weight-asian="bold" style:font-size-complex="28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ize="28pt" fo:font-weight="bold" officeooo:rsid="004d6d65" officeooo:paragraph-rsid="00537273" style:font-size-asian="28pt" style:font-weight-asian="bold" style:font-size-complex="28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5633d4"/>
    </style:style>
    <style:style style:name="P16" style:family="paragraph" style:parent-style-name="Standard">
      <style:text-properties officeooo:paragraph-rsid="0054d491"/>
    </style:style>
    <style:style style:name="P17" style:family="paragraph" style:parent-style-name="Standard">
      <style:text-properties officeooo:paragraph-rsid="005540ca"/>
    </style:style>
    <style:style style:name="P18" style:family="paragraph" style:parent-style-name="Standard">
      <style:text-properties style:font-name="Ubuntu" fo:font-size="16pt" fo:font-style="normal" fo:font-weight="bold" officeooo:rsid="00537cbd" officeooo:paragraph-rsid="00537273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fo:font-size="16pt" officeooo:rsid="0006d002" officeooo:paragraph-rsid="001f4bc5" style:font-size-asian="16pt" style:font-size-complex="16pt"/>
    </style:style>
    <style:style style:name="P20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fo:font-size="16pt" fo:language="ru" fo:country="RU" officeooo:rsid="0006d002" officeooo:paragraph-rsid="001f4bc5" style:font-size-asian="16pt" style:font-size-complex="16pt"/>
    </style:style>
    <style:style style:name="P21" style:family="paragraph" style:parent-style-name="Heading_20_4">
      <style:paragraph-properties fo:margin-left="0cm" fo:margin-right="0cm" fo:margin-top="0cm" fo:margin-bottom="0cm" loext:contextual-spacing="false" fo:text-indent="0cm" style:auto-text-indent="false"/>
      <style:text-properties fo:font-size="16pt" fo:language="ru" fo:country="RU" officeooo:rsid="0006d002" officeooo:paragraph-rsid="001f4bc5" style:font-size-asian="16pt" style:font-size-complex="16pt"/>
    </style:style>
    <style:style style:name="P22" style:family="paragraph" style:parent-style-name="Heading_20_4">
      <style:paragraph-properties fo:margin-left="0cm" fo:margin-right="0cm" fo:margin-top="0cm" fo:margin-bottom="0cm" loext:contextual-spacing="false" fo:text-indent="0cm" style:auto-text-indent="false"/>
      <style:text-properties fo:font-size="16pt" officeooo:rsid="0006d002" officeooo:paragraph-rsid="001f4bc5" style:font-size-asian="16pt" style:font-size-complex="16pt"/>
    </style:style>
    <style:style style:name="P23" style:family="paragraph" style:parent-style-name="Heading_20_4">
      <style:paragraph-properties fo:margin-left="0cm" fo:margin-right="0cm" fo:margin-top="0cm" fo:margin-bottom="0cm" loext:contextual-spacing="false" fo:text-indent="0cm" style:auto-text-indent="false"/>
      <style:text-properties fo:font-size="16pt" officeooo:rsid="0006d002" officeooo:paragraph-rsid="002b7829" style:font-size-asian="16pt" style:font-size-complex="16pt"/>
    </style:style>
    <style:style style:name="P24" style:family="paragraph" style:parent-style-name="Heading_20_4">
      <style:paragraph-properties fo:margin-left="0cm" fo:margin-right="0cm" fo:margin-top="0cm" fo:margin-bottom="0cm" loext:contextual-spacing="false" fo:text-indent="0cm" style:auto-text-indent="false"/>
      <style:text-properties fo:font-size="16pt" officeooo:rsid="011a2a08" officeooo:paragraph-rsid="001f4bc5" style:font-size-asian="16pt" style:font-size-complex="16pt"/>
    </style:style>
    <style:style style:name="P25" style:family="paragraph" style:parent-style-name="Heading_20_4">
      <style:paragraph-properties fo:margin-left="0cm" fo:margin-right="0cm" fo:margin-top="0cm" fo:margin-bottom="0cm" loext:contextual-spacing="false" fo:text-indent="0cm" style:auto-text-indent="false"/>
      <style:text-properties fo:font-size="16pt" officeooo:paragraph-rsid="001f4bc5" style:font-size-asian="16pt" style:font-size-complex="16pt"/>
    </style:style>
    <style:style style:name="P26" style:family="paragraph" style:parent-style-name="Heading_20_4">
      <style:paragraph-properties fo:margin-left="0cm" fo:margin-right="0cm" fo:margin-top="0cm" fo:margin-bottom="0cm" loext:contextual-spacing="false" fo:text-indent="0cm" style:auto-text-indent="false"/>
      <style:text-properties fo:font-size="16pt" officeooo:paragraph-rsid="00430968" style:font-size-asian="16pt" style:font-size-complex="16pt"/>
    </style:style>
    <style:style style:name="P27" style:family="paragraph" style:parent-style-name="Heading_20_4">
      <style:paragraph-properties fo:margin-left="0cm" fo:margin-right="0cm" fo:margin-top="0cm" fo:margin-bottom="0cm" loext:contextual-spacing="false" fo:text-indent="0cm" style:auto-text-indent="false"/>
      <style:text-properties fo:font-size="16pt" fo:font-weight="normal" officeooo:rsid="0006d002" officeooo:paragraph-rsid="00430968" style:font-size-asian="16pt" style:font-weight-asian="normal" style:font-size-complex="16pt" style:font-weight-complex="normal"/>
    </style:style>
    <style:style style:name="P28" style:family="paragraph" style:parent-style-name="Heading_20_4">
      <style:paragraph-properties fo:margin-left="0cm" fo:margin-right="0cm" fo:margin-top="0cm" fo:margin-bottom="0cm" loext:contextual-spacing="false" fo:text-indent="0cm" style:auto-text-indent="false"/>
      <style:text-properties officeooo:paragraph-rsid="001f4bc5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6pt" fo:language="ru" fo:country="RU" officeooo:rsid="00537cbd" officeooo:paragraph-rsid="001f4bc5" style:font-size-asian="16pt" style:font-size-complex="16pt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6pt" fo:language="ru" fo:country="RU" officeooo:rsid="0006d002" officeooo:paragraph-rsid="001f4bc5" style:font-size-asian="16pt" style:font-size-complex="16pt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6pt" fo:language="ru" fo:country="RU" officeooo:rsid="0006d002" officeooo:paragraph-rsid="002e5fbc" style:font-size-asian="16pt" style:font-size-complex="16pt"/>
    </style:style>
    <style:style style:name="P32" style:family="paragraph" style:parent-style-name="Quotations">
      <style:paragraph-properties fo:margin-left="0cm" fo:margin-right="0cm" fo:margin-top="0cm" fo:margin-bottom="0cm" loext:contextual-spacing="false" fo:text-indent="0cm" style:auto-text-indent="false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6pt" fo:language="ru" fo:country="RU" officeooo:rsid="0006d002" officeooo:paragraph-rsid="001f4bc5" style:font-size-asian="16pt" style:font-size-complex="16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6pt" fo:font-weight="bold" officeooo:paragraph-rsid="001f4bc5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f4bc5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4pt" officeooo:paragraph-rsid="001f4bc5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4pt" fo:language="ru" fo:country="RU" officeooo:rsid="0006d002" officeooo:paragraph-rsid="001f4bc5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fo:language="ru" fo:country="RU" officeooo:rsid="00537cbd" officeooo:paragraph-rsid="001f4bc5" style:font-size-asian="16pt" style:font-size-complex="16pt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fo:language="ru" fo:country="RU" officeooo:paragraph-rsid="001f4bc5" style:font-size-asian="16pt" style:font-size-complex="16pt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fo:language="ru" fo:country="RU" officeooo:rsid="0006d002" officeooo:paragraph-rsid="001f4bc5" style:font-size-asian="16pt" style:font-size-complex="16pt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fo:language="ru" fo:country="RU" officeooo:rsid="0006d002" officeooo:paragraph-rsid="002e5fbc" style:font-size-asian="16pt" style:font-size-complex="16pt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fo:language="ru" fo:country="RU" officeooo:rsid="0029b503" officeooo:paragraph-rsid="002a8587" style:font-size-asian="16pt" style:font-size-complex="16pt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fo:language="ru" fo:country="RU" fo:font-weight="bold" officeooo:rsid="00334bc7" officeooo:paragraph-rsid="00334bc7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fo:language="ru" fo:country="RU" fo:font-weight="bold" officeooo:rsid="00334bc7" officeooo:paragraph-rsid="001f4bc5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fo:language="ru" fo:country="RU" fo:font-weight="bold" officeooo:rsid="0083eaab" officeooo:paragraph-rsid="001f4bc5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fo:language="ru" fo:country="RU" fo:font-weight="bold" officeooo:rsid="0083eaab" officeooo:paragraph-rsid="0043bc0b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fo:language="ru" fo:country="RU" fo:font-weight="bold" officeooo:rsid="00a24bf9" officeooo:paragraph-rsid="001f4bc5" style:font-size-asian="16pt" style:font-weight-asian="bold" style:font-size-complex="16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fo:language="ru" fo:country="RU" fo:font-weight="normal" officeooo:rsid="00334bc7" officeooo:paragraph-rsid="0044f0ad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fo:language="ru" fo:country="RU" fo:font-weight="normal" officeooo:rsid="00a24bf9" officeooo:paragraph-rsid="0044f0ad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fo:language="ru" fo:country="RU" style:text-underline-style="none" fo:font-weight="normal" officeooo:rsid="00adbc75" officeooo:paragraph-rsid="0044f0ad" style:font-size-asian="16pt" style:font-weight-asian="normal" style:font-size-complex="16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officeooo:paragraph-rsid="001f4bc5" style:font-size-asian="16pt" style:font-size-complex="16pt"/>
    </style:style>
    <style:style style:name="P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officeooo:rsid="0006d002" style:font-size-asian="16pt" style:font-size-complex="16pt"/>
    </style:style>
    <style:style style:name="P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officeooo:rsid="0006d002" officeooo:paragraph-rsid="001f4bc5" style:font-size-asian="16pt" style:font-size-complex="16pt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officeooo:rsid="0006d002" officeooo:paragraph-rsid="0029b503" style:font-size-asian="16pt" style:font-size-complex="16pt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fo:font-weight="bold" officeooo:rsid="00adbc75" officeooo:paragraph-rsid="001f4bc5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29b503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29b503" officeooo:paragraph-rsid="0029b503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20pt" style:text-underline-style="none" fo:font-weight="bold" officeooo:rsid="0032174e" officeooo:paragraph-rsid="0032174e" style:font-size-asian="20pt" style:font-weight-asian="bold" style:font-size-complex="20pt" style:font-weight-complex="bold"/>
    </style:style>
    <style:style style:name="P59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6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f4bc5"/>
    </style:style>
    <style:style style:name="P6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ru" fo:country="RU" officeooo:paragraph-rsid="001f4bc5"/>
    </style:style>
    <style:style style:name="P6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 fo:language="ru" fo:country="RU" officeooo:paragraph-rsid="001f4bc5" style:font-size-asian="14pt" style:font-size-complex="14pt"/>
    </style:style>
    <style:style style:name="P6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style:font-size-asian="16pt" style:font-size-complex="16pt"/>
    </style:style>
    <style:style style:name="P6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officeooo:paragraph-rsid="001f4bc5" style:font-size-asian="16pt" style:font-size-complex="16pt"/>
    </style:style>
    <style:style style:name="P6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officeooo:rsid="0022f777" officeooo:paragraph-rsid="00416087" style:font-size-asian="16pt" style:font-size-complex="16pt"/>
    </style:style>
    <style:style style:name="P6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fo:language="ru" fo:country="RU" officeooo:paragraph-rsid="001f4bc5" style:font-size-asian="16pt" style:font-size-complex="16pt"/>
    </style:style>
    <style:style style:name="P6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Ubuntu" fo:font-size="16pt" style:text-underline-style="none" fo:font-weight="normal" officeooo:rsid="0039b222" officeooo:paragraph-rsid="00416087" style:font-size-asian="14pt" style:font-weight-asian="normal" style:font-size-complex="16pt" style:font-weight-complex="normal"/>
    </style:style>
    <style:style style:name="P6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Ubuntu" fo:font-size="24pt" fo:font-style="normal" fo:font-weight="bold" officeooo:rsid="006d0568" officeooo:paragraph-rsid="001f4bc5" style:font-size-asian="24pt" style:font-style-asian="normal" style:font-weight-asian="bold" style:font-size-complex="24pt" style:font-style-complex="normal" style:font-weight-complex="bold"/>
    </style:style>
    <style:style style:name="P6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Ubuntu" fo:font-size="20pt" style:text-underline-style="none" fo:font-weight="bold" officeooo:rsid="0039b222" officeooo:paragraph-rsid="0039b222" style:font-size-asian="20pt" style:font-weight-asian="bold" style:font-size-complex="20pt" style:font-weight-complex="bold"/>
    </style:style>
    <style:style style:name="P7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416087"/>
    </style:style>
    <style:style style:name="P7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5eb70c"/>
    </style:style>
    <style:style style:name="P72" style:family="paragraph" style:parent-style-name="Heading_20_1">
      <style:paragraph-properties fo:margin-left="0cm" fo:margin-right="0cm" fo:margin-top="0cm" fo:margin-bottom="0cm" loext:contextual-spacing="false" fo:text-indent="0cm" style:auto-text-indent="false"/>
    </style:style>
    <style:style style:name="P73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3d8eed"/>
    </style:style>
    <style:style style:name="P74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3d8eed"/>
    </style:style>
    <style:style style:name="P75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20pt" style:text-underline-style="none" fo:font-weight="bold" officeooo:rsid="00509c2a" officeooo:paragraph-rsid="00509c2a" style:font-size-asian="20pt" style:font-weight-asian="bold" style:font-size-complex="20pt" style:font-weight-complex="bold"/>
    </style:style>
    <style:style style:name="T1" style:family="text">
      <style:text-properties officeooo:rsid="04f52aad"/>
    </style:style>
    <style:style style:name="T2" style:family="text">
      <style:text-properties style:font-name="Ubuntu"/>
    </style:style>
    <style:style style:name="T3" style:family="text">
      <style:text-properties style:font-name="Ubuntu" fo:font-size="16pt" style:font-size-asian="16pt" style:font-size-complex="16pt"/>
    </style:style>
    <style:style style:name="T4" style:family="text">
      <style:text-properties style:font-name="Ubuntu" fo:font-size="16pt" officeooo:rsid="006d0568" style:font-size-asian="16pt" style:font-size-complex="16pt"/>
    </style:style>
    <style:style style:name="T5" style:family="text">
      <style:text-properties style:font-name="Ubuntu" fo:font-size="16pt" officeooo:rsid="012ff3da" style:font-size-asian="16pt" style:font-size-complex="16pt"/>
    </style:style>
    <style:style style:name="T6" style:family="text">
      <style:text-properties style:font-name="Ubuntu" fo:font-size="16pt" officeooo:rsid="013d5e56" style:font-size-asian="16pt" style:font-size-complex="16pt"/>
    </style:style>
    <style:style style:name="T7" style:family="text">
      <style:text-properties style:font-name="Ubuntu" fo:font-size="16pt" officeooo:rsid="0022f777" style:font-size-asian="16pt" style:font-size-complex="16pt"/>
    </style:style>
    <style:style style:name="T8" style:family="text">
      <style:text-properties style:font-name="Ubuntu" fo:font-size="16pt" officeooo:rsid="005ea254" style:font-size-asian="16pt" style:font-size-complex="16pt"/>
    </style:style>
    <style:style style:name="T9" style:family="text">
      <style:text-properties style:font-name="Ubuntu" fo:font-size="16pt" fo:language="ru" fo:country="RU" style:font-size-asian="16pt" style:font-size-complex="16pt"/>
    </style:style>
    <style:style style:name="T10" style:family="text">
      <style:text-properties style:font-name="Ubuntu" fo:font-size="16pt" fo:language="ru" fo:country="RU" officeooo:rsid="00acbcad" style:font-size-asian="16pt" style:font-size-complex="16pt"/>
    </style:style>
    <style:style style:name="T11" style:family="text">
      <style:text-properties style:font-name="Ubuntu" fo:font-size="16pt" fo:language="ru" fo:country="RU" officeooo:rsid="00ad5805" style:font-size-asian="16pt" style:font-size-complex="16pt"/>
    </style:style>
    <style:style style:name="T12" style:family="text">
      <style:text-properties style:font-name="Ubuntu" fo:font-size="16pt" fo:language="ru" fo:country="RU" officeooo:rsid="0006d002" style:font-size-asian="16pt" style:font-size-complex="16pt"/>
    </style:style>
    <style:style style:name="T13" style:family="text">
      <style:text-properties style:font-name="Ubuntu" fo:font-size="16pt" fo:language="ru" fo:country="RU" officeooo:rsid="011a2a08" style:font-size-asian="16pt" style:font-size-complex="16pt"/>
    </style:style>
    <style:style style:name="T14" style:family="text">
      <style:text-properties style:font-name="Ubuntu" fo:font-size="16pt" fo:language="ru" fo:country="RU" officeooo:rsid="00537cbd" style:font-size-asian="16pt" style:font-size-complex="16pt"/>
    </style:style>
    <style:style style:name="T15" style:family="text">
      <style:text-properties style:font-name="Ubuntu" fo:font-size="16pt" fo:language="ru" fo:country="RU" officeooo:rsid="0029b503" style:font-size-asian="16pt" style:font-size-complex="16pt"/>
    </style:style>
    <style:style style:name="T16" style:family="text">
      <style:text-properties style:font-name="Ubuntu" fo:font-size="16pt" fo:language="ru" fo:country="RU" officeooo:rsid="004b21ad" style:font-size-asian="16pt" style:font-size-complex="16pt"/>
    </style:style>
    <style:style style:name="T17" style:family="text">
      <style:text-properties style:font-name="Ubuntu" fo:font-size="16pt" fo:language="ru" fo:country="RU" officeooo:rsid="005eb70c" style:font-size-asian="16pt" style:font-size-complex="16pt"/>
    </style:style>
    <style:style style:name="T18" style:family="text">
      <style:text-properties style:font-name="Ubuntu" officeooo:rsid="007f6f94"/>
    </style:style>
    <style:style style:name="T19" style:family="text">
      <style:text-properties style:font-name="Ubuntu" fo:language="ru" fo:country="RU" officeooo:rsid="00537cbd"/>
    </style:style>
    <style:style style:name="T20" style:family="text">
      <style:text-properties style:font-name="Ubuntu" fo:language="ru" fo:country="RU" fo:font-style="normal" style:font-style-asian="normal" style:font-style-complex="normal"/>
    </style:style>
    <style:style style:name="T21" style:family="text">
      <style:text-properties style:font-name="Ubuntu" fo:language="ru" fo:country="RU" fo:font-style="normal" officeooo:rsid="006889ef" style:font-style-asian="normal" style:font-style-complex="normal"/>
    </style:style>
    <style:style style:name="T22" style:family="text">
      <style:text-properties style:font-name="Ubuntu" fo:language="ru" fo:country="RU" officeooo:rsid="009f0dc5"/>
    </style:style>
    <style:style style:name="T23" style:family="text">
      <style:text-properties style:font-name="Ubuntu" fo:language="ru" fo:country="RU" officeooo:rsid="00353238"/>
    </style:style>
    <style:style style:name="T24" style:family="text">
      <style:text-properties style:font-name="Ubuntu" fo:language="ru" fo:country="RU" officeooo:rsid="0078caf6"/>
    </style:style>
    <style:style style:name="T25" style:family="text">
      <style:text-properties style:font-name="Ubuntu" fo:language="ru" fo:country="RU" fo:font-weight="bold" officeooo:rsid="002853b4" style:font-name-asian="Noto Serif CJK SC" style:font-weight-asian="bold" style:font-name-complex="Lohit Devanagari" style:font-weight-complex="bold"/>
    </style:style>
    <style:style style:name="T26" style:family="text">
      <style:text-properties style:font-name="Ubuntu" fo:language="ru" fo:country="RU" fo:font-weight="normal" officeooo:rsid="0078caf6" style:font-weight-asian="normal" style:font-weight-complex="normal"/>
    </style:style>
    <style:style style:name="T27" style:family="text">
      <style:text-properties style:font-name="Ubuntu" fo:language="ru" fo:country="RU" fo:font-weight="normal" officeooo:rsid="002853b4" style:font-name-asian="Noto Serif CJK SC" style:font-weight-asian="normal" style:font-name-complex="Lohit Devanagari" style:font-weight-complex="normal"/>
    </style:style>
    <style:style style:name="T28" style:family="text">
      <style:text-properties style:font-name="Ubuntu" fo:language="ru" fo:country="RU" officeooo:rsid="007f6f94" style:font-name-asian="Noto Serif CJK SC" style:font-name-complex="Lohit Devanagari"/>
    </style:style>
    <style:style style:name="T29" style:family="text">
      <style:text-properties style:font-name="Ubuntu" fo:language="ru" fo:country="RU" officeooo:rsid="00537cbd" style:font-name-asian="Noto Serif CJK SC" style:font-name-complex="Lohit Devanagari"/>
    </style:style>
    <style:style style:name="T30" style:family="text">
      <style:text-properties style:font-name="Ubuntu" fo:font-size="20pt" style:text-underline-style="none" fo:font-weight="bold" officeooo:rsid="006d0568" style:font-size-asian="20pt" style:font-weight-asian="bold" style:font-size-complex="20pt" style:font-weight-complex="bold"/>
    </style:style>
    <style:style style:name="T31" style:family="text">
      <style:text-properties style:font-name="Ubuntu" fo:font-size="20pt" style:text-underline-style="none" fo:font-weight="bold" officeooo:rsid="004b90f6" style:font-size-asian="20pt" style:font-weight-asian="bold" style:font-size-complex="20pt" style:font-weight-complex="bold"/>
    </style:style>
    <style:style style:name="T32" style:family="text">
      <style:text-properties style:font-name="Ubuntu" officeooo:rsid="0029b503"/>
    </style:style>
    <style:style style:name="T33" style:family="text">
      <style:text-properties style:font-name="Ubuntu" officeooo:rsid="00537cbd"/>
    </style:style>
    <style:style style:name="T34" style:family="text">
      <style:text-properties style:font-name="Ubuntu" fo:font-size="28pt" officeooo:rsid="010ba5b8" style:font-size-asian="28pt" style:font-size-complex="28pt"/>
    </style:style>
    <style:style style:name="T35" style:family="text">
      <style:text-properties style:font-name="Ubuntu" fo:font-size="28pt" fo:font-weight="bold" officeooo:rsid="003d8eed" style:font-name-asian="Noto Serif CJK SC" style:font-size-asian="28pt" style:font-weight-asian="bold" style:font-name-complex="Lohit Devanagari" style:font-size-complex="28pt" style:font-weight-complex="bold"/>
    </style:style>
    <style:style style:name="T36" style:family="text">
      <style:text-properties officeooo:rsid="0029b503"/>
    </style:style>
    <style:style style:name="T37" style:family="text">
      <style:text-properties fo:color="#000000" style:font-name="Ubuntu"/>
    </style:style>
    <style:style style:name="T38" style:family="text">
      <style:text-properties fo:color="#000000" style:font-name="Ubuntu" fo:font-size="20pt" style:text-underline-style="none" style:font-size-asian="20pt" style:font-size-complex="20pt"/>
    </style:style>
    <style:style style:name="T39" style:family="text">
      <style:text-properties fo:color="#000000" style:font-name="Ubuntu" style:text-underline-style="none"/>
    </style:style>
    <style:style style:name="T40" style:family="text">
      <style:text-properties fo:color="#000000" style:font-name="Ubuntu" fo:font-size="16pt" style:text-underline-style="none" style:font-size-asian="16pt" style:font-size-complex="16pt"/>
    </style:style>
    <style:style style:name="T41" style:family="text">
      <style:text-properties fo:color="#000000" style:font-name="Ubuntu" fo:font-size="16pt" style:text-underline-style="none" officeooo:rsid="0006d002" style:font-size-asian="16pt" style:font-size-complex="16pt"/>
    </style:style>
    <style:style style:name="T42" style:family="text">
      <style:text-properties fo:color="#000000" style:font-name="Ubuntu" fo:font-size="16pt" style:text-underline-style="none" officeooo:rsid="012ff3da" style:font-size-asian="16pt" style:font-size-complex="16pt"/>
    </style:style>
    <style:style style:name="T43" style:family="text">
      <style:text-properties fo:color="#000000" style:font-name="Ubuntu" fo:font-size="16pt" style:text-underline-style="none" fo:font-weight="normal" style:font-size-asian="16pt" style:font-weight-asian="normal" style:font-size-complex="16pt" style:font-weight-complex="normal"/>
    </style:style>
    <style:style style:name="T44" style:family="text">
      <style:text-properties fo:color="#000000" style:font-name="Ubuntu" fo:font-size="16pt" style:text-underline-style="none" fo:font-weight="normal" officeooo:rsid="003d8eed" style:font-size-asian="16pt" style:font-weight-asian="normal" style:font-size-complex="16pt" style:font-weight-complex="normal"/>
    </style:style>
    <style:style style:name="T45" style:family="text">
      <style:text-properties fo:color="#000000" style:font-name="Ubuntu" fo:font-size="16pt" fo:font-weight="normal" style:font-size-asian="16pt" style:font-weight-asian="normal" style:font-size-complex="16pt" style:font-weight-complex="normal"/>
    </style:style>
    <style:style style:name="T46" style:family="text">
      <style:text-properties officeooo:rsid="002e5fbc"/>
    </style:style>
    <style:style style:name="T47" style:family="text">
      <style:text-properties officeooo:rsid="00914c8c"/>
    </style:style>
    <style:style style:name="T48" style:family="text">
      <style:text-properties officeooo:rsid="00353238"/>
    </style:style>
    <style:style style:name="T49" style:family="text">
      <style:text-properties fo:font-size="16pt" fo:language="ru" fo:country="RU" officeooo:rsid="00537cbd" style:font-size-asian="16pt" style:font-size-complex="16pt"/>
    </style:style>
    <style:style style:name="T50" style:family="text">
      <style:text-properties fo:font-size="16pt" fo:language="ru" fo:country="RU" officeooo:rsid="00608438" style:font-size-asian="16pt" style:font-size-complex="16pt"/>
    </style:style>
    <style:style style:name="T51" style:family="text">
      <style:text-properties fo:font-size="16pt" fo:language="ru" fo:country="RU" officeooo:rsid="0060c2a8" style:font-size-asian="16pt" style:font-size-complex="16pt"/>
    </style:style>
    <style:style style:name="T52" style:family="text">
      <style:text-properties fo:font-size="16pt" fo:language="ru" fo:country="RU" officeooo:rsid="04daa3ae" style:font-size-asian="16pt" style:font-size-complex="16pt"/>
    </style:style>
    <style:style style:name="T53" style:family="text">
      <style:text-properties fo:font-size="16pt" fo:language="ru" fo:country="RU" officeooo:rsid="0054d491" style:font-size-asian="16pt" style:font-size-complex="16pt"/>
    </style:style>
    <style:style style:name="T54" style:family="text">
      <style:text-properties fo:font-size="16pt" fo:font-weight="normal" officeooo:rsid="005633d4" style:font-size-asian="16pt" style:font-weight-asian="normal" style:font-size-complex="16pt" style:font-weight-complex="normal"/>
    </style:style>
    <style:style style:name="T55" style:family="text">
      <style:text-properties fo:font-size="16pt" fo:font-weight="normal" officeooo:rsid="00571703" style:font-size-asian="16pt" style:font-weight-asian="normal" style:font-size-complex="16pt" style:font-weight-complex="normal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505667" style:font-weight-asian="bold" style:font-weight-complex="bold"/>
    </style:style>
    <style:style style:name="T58" style:family="text">
      <style:text-properties fo:font-weight="normal" officeooo:rsid="00537cbd" style:font-name-asian="Noto Serif CJK SC" style:font-weight-asian="normal" style:font-name-complex="Lohit Devanagari" style:font-weight-complex="normal"/>
    </style:style>
    <style:style style:name="T59" style:family="text">
      <style:text-properties officeooo:rsid="009f0dc5"/>
    </style:style>
    <style:style style:name="T60" style:family="text">
      <style:text-properties officeooo:rsid="00537cbd" style:font-name-asian="Noto Serif CJK SC" style:font-name-complex="Lohit Devanagari"/>
    </style:style>
    <style:style style:name="T61" style:family="text">
      <style:text-properties officeooo:rsid="00571703"/>
    </style:style>
    <style:style style:name="T62" style:family="text">
      <style:text-properties officeooo:rsid="006889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Начинаем</text:p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Пролог</text:p>
      <text:p text:style-name="P11"><text:span text:style-name="T57">О</text:span><text:span text:style-name="T56">главление</text:span></text:p>
      <text:p text:style-name="P3"><text:span text:style-name="T61">С</text:span>хема управления версиями</text:p>
      <text:p text:style-name="P15"><text:span text:style-name="T55">П</text:span><text:span text:style-name="T54">олитика поддержки </text:span></text:p>
      <text:p text:style-name="P4"/>
      <text:p text:style-name="P4"/>
      <text:p text:style-name="P12">Схема управления версиями</text:p>
      <text:p text:style-name="P5">Laravel и другие его пакеты следуют семантическому управлению версиями:</text:p>
      <text:p text:style-name="P16"><text:span text:style-name="T49">- Основные выпуски фреймворка</text:span><text:span text:style-name="T50"> </text:span><text:span text:style-name="T49">выпускаются каждые шесть месяцев (~ март и ~ сентябрь)</text:span></text:p>
      <text:p text:style-name="P17"><text:span text:style-name="T49">- </text:span><text:span text:style-name="T53">В</text:span><text:span text:style-name="T49">торостепенные релизы </text:span><text:span text:style-name="T51">(</text:span><text:span text:style-name="T49">minor releases</text:span><text:span text:style-name="T51">)</text:span><text:span text:style-name="T49"> и патчи </text:span><text:span text:style-name="T51">(</text:span><text:span text:style-name="T49">patch releases </text:span><text:span text:style-name="T51">) </text:span><text:span text:style-name="T49">могут выпускаться каждую неделю.</text:span></text:p>
      <text:p text:style-name="P17"><text:span text:style-name="T49">Незначительные релизы и патчи никогда не содержат критических изменений, </text:span><text:span text:style-name="T52">что не скажешь о основных выпусках Laravel.</text:span><text:span text:style-name="T49"><text:line-break/></text:span></text:p>
      <text:p text:style-name="P6"/>
      <text:p text:style-name="P10">Политика поддержки</text:p>
      <text:p text:style-name="P7">Для выпусков LTS исправления ошибок предоставляются на 2 года, а исправления безопасности <text:s/>- на 3 года. Эти выпуски обеспечивают самый продолжительный период поддержки и обслуживания. Для общих выпусков исправления ошибок предоставляются на 7 месяцев, а исправления безопасности - на 1 год. Для всех дополнительных библиотек, только последний выпуск получает исправления ошибок.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8"><text:soft-page-break/>Установка </text:p>
      <text:p text:style-name="P69">Оглавление</text:p>
      <text:p text:style-name="P70"><text:span text:style-name="T4">Установка </text:span><text:span text:style-name="T7">Laravel………………………………………..</text:span></text:p>
      <text:h text:style-name="P26" text:outline-level="4"><text:span text:style-name="T24"><text:tab/></text:span><text:span text:style-name="T26">Установка с использованием установщика </text:span><text:span text:style-name="T27">Laravel</text:span></text:h>
      <text:h text:style-name="P27" text:outline-level="4"><text:span text:style-name="T28"><text:tab/>Установка с использованием <text:s/></text:span><text:span text:style-name="T29">Composer</text:span></text:h>
      <text:p text:style-name="P46"><text:span text:style-name="T60"><text:tab/></text:span><text:span text:style-name="T58">Локальный сервер для разработки</text:span></text:p>
      <text:p text:style-name="P65"><text:span text:style-name="T62">Базовая н</text:span>астройка………………………………………………...</text:p>
      <text:p text:style-name="P48"><text:span text:style-name="T47"><text:tab/>П</text:span>убличная директория</text:p>
      <text:p text:style-name="P48"><text:span text:style-name="T59"><text:tab/>Файлы </text:span><text:span text:style-name="T48">конфигурации</text:span></text:p>
      <text:p text:style-name="P49"><text:tab/>Права доступа к папкам</text:p>
      <text:p text:style-name="P50"><text:tab/>Ключ приложения</text:p>
      <text:p text:style-name="P67"/>
      <text:p text:style-name="P60"><text:span text:style-name="T30">Установка </text:span><text:span text:style-name="T31">Laravel</text:span></text:p>
      <text:p text:style-name="P35"><text:span text:style-name="T14">Laravel использует Composer для управления своими зависимостями, </text:span><text:span text:style-name="T16">поэтому</text:span><text:span text:style-name="T14"> </text:span><text:span text:style-name="T16">у</text:span><text:span text:style-name="T14">бедитесь, что на вашем компьютере установлен </text:span><text:span text:style-name="T16">данный пакетный менеджер</text:span><text:span text:style-name="T14">.</text:span></text:p>
      <text:p text:style-name="P38"/>
      <text:h text:style-name="P25" text:outline-level="4"><text:bookmark text:name="via-laravel-installer"/><text:span text:style-name="T24">Установка с использованием установщика </text:span><text:span text:style-name="T25">Laravel</text:span></text:h>
      <text:p text:style-name="P38"><text:span text:style-name="T36">1) </text:span>Сначала загрузите установщик Laravel с помощью Composer:</text:p>
      <text:p text:style-name="P29"><text:span text:style-name="Source_20_Text"><text:span text:style-name="T37">composer global require laravel/installer</text:span></text:span></text:p>
      <text:p text:style-name="P42">2) Выполните команду, которая создаст новый проект Laravel со всеми уже установленными зависимостями:</text:p>
      <text:p text:style-name="P56"><text:span text:style-name="Source_20_Text"><text:span text:style-name="T14">laravel new </text:span></text:span><text:span text:style-name="Source_20_Text"><text:span text:style-name="T15">&lt;название проекта&gt;</text:span></text:span><text:span text:style-name="T14"> </text:span></text:p>
      <text:p text:style-name="P57"><text:span text:style-name="T14">l</text:span><text:span text:style-name="T9">aravel new blog.loc </text:span></text:p>
      <text:p text:style-name="P54"/>
      <text:h text:style-name="P23" text:outline-level="4"><text:bookmark text:name="via-composer-create-project"/><text:span text:style-name="T18">Установка с использованием <text:s/></text:span><text:span text:style-name="T19">Composer</text:span></text:h>
      <text:p text:style-name="P41">В качестве альтернативы вы также можете установить Laravel <text:span text:style-name="T46">с использованием Composer:</text:span></text:p>
      <text:p text:style-name="P31"><text:span text:style-name="Source_20_Text"><text:span text:style-name="T2">composer create-project --prefer-dist laravel/laravel </text:span></text:span><text:span text:style-name="Source_20_Text"><text:span text:style-name="T32">&lt;название проекта&gt;</text:span></text:span><text:span text:style-name="Source_20_Text"><text:span text:style-name="T33"> </text:span></text:span></text:p>
      <text:p text:style-name="P30"><text:span text:style-name="Source_20_Text"><text:span text:style-name="T2">composer create-project --prefer-dist laravel/laravel blog</text:span></text:span></text:p>
      <text:p text:style-name="P40"/>
      <text:p text:style-name="P45">Локальный сервер для разработки</text:p>
      <text:p text:style-name="P40">Если у вас установлен PHP локально и вы хотите использовать встроенный сервер разработки PHP для обслуживания своего приложения, вы можете использовать Artisan-команду serve. <text:soft-page-break/>Эта команда запустит сервер разработки по адресу http: // localhost: 8000:</text:p>
      <text:p text:style-name="P30"><text:span text:style-name="Source_20_Text"><text:span text:style-name="T2">php artisan serve</text:span></text:span></text:p>
      <text:p text:style-name="P40"/>
      <text:p text:style-name="P40"/>
      <text:p text:style-name="P58"><text:span text:style-name="T21">Базовая н</text:span><text:span text:style-name="T20">астройка</text:span></text:p>
      <text:p text:style-name="P43"><text:span text:style-name="T47">П</text:span>убличная директория</text:p>
      <text:p text:style-name="P40">После установки Laravel вы должны настроить <text:span text:style-name="T1">веб-сервер так, чтобы корневой каталог веб-сайта была «public» папка. </text:span>Index.php в этом каталоге служит фронт-контроллером для всех HTTP-запросов, поступающих в ваше приложение.</text:p>
      <text:p text:style-name="P44"/>
      <text:p text:style-name="P34"><text:span text:style-name="T22">Файлы </text:span><text:span text:style-name="T23">конфигурации</text:span></text:p>
      <text:p text:style-name="P40">Все файлы конфигурации для фреймворка Laravel хранятся в каталоге config. </text:p>
      <text:p text:style-name="P40"/>
      <text:p text:style-name="P47">Права доступа к папкам</text:p>
      <text:p text:style-name="P35"><text:span text:style-name="T10">После установки Laravel вам может потребоваться настроить некоторые разрешения. Каталоги в хранилище </text:span><text:span text:style-name="T11">(</text:span><text:span text:style-name="Source_20_Text"><text:span text:style-name="T3">storage</text:span></text:span><text:span text:style-name="T11">) </text:span><text:span text:style-name="T10">и каталоги начальной загрузки / кеша <text:s/></text:span><text:span text:style-name="T11">(</text:span><text:span text:style-name="Source_20_Text"><text:span text:style-name="T11">bootstrap/cache</text:span></text:span><text:span text:style-name="T11">) </text:span><text:span text:style-name="T10">должны быть доступны для записи вашим веб-сервером, иначе Laravel не запустится. </text:span></text:p>
      <text:p text:style-name="P44"/>
      <text:p text:style-name="P55">Ключ приложения</text:p>
      <text:p text:style-name="P39">Следующее, что вам нужно сделать после установки Laravel, - это установить для ключа приложения случайную строку. Если вы установили Laravel через Composer или установщик Laravel, этот ключ уже был установлен для вас с помощью команды php artisan key: generate.<text:line-break/><text:line-break/>Обычно эта строка должна состоять из 32 символов. Ключ можно задать в файле среды .env. Если ключ приложения не установлен, ваши пользовательские сеансы и другие зашифрованные данные не будут в безопасности!</text:p>
      <text:p text:style-name="P53"/>
      <text:p text:style-name="P53"/>
      <text:p text:style-name="P40"/>
      <text:p text:style-name="P53"/>
      <text:p text:style-name="P53"/>
      <text:h text:style-name="P73" text:outline-level="1"><text:soft-page-break/><text:span text:style-name="T34">Структура </text:span><text:span text:style-name="T35">папок</text:span></text:h>
      <text:h text:style-name="P75" text:outline-level="1">Оглавление</text:h>
      <text:h text:style-name="P72" text:outline-level="1"><text:a xlink:type="simple" xlink:href="https://laravel.com/docs/8.x/structure#the-root-directory" text:style-name="Internet_20_link" text:visited-style-name="Visited_20_Internet_20_Link"><text:span text:style-name="T43">The Root Directory</text:span></text:a><text:span text:style-name="T45"> </text:span></text:h>
      <text:h text:style-name="P72" text:outline-level="1"><text:span text:style-name="T45"><text:tab/></text:span><text:a xlink:type="simple" xlink:href="https://laravel.com/docs/8.x/structure#the-root-app-directory" text:style-name="Internet_20_link" text:visited-style-name="Visited_20_Internet_20_Link"><text:span text:style-name="T43">The </text:span></text:a><text:a xlink:type="simple" xlink:href="https://laravel.com/docs/8.x/structure#the-root-app-directory" text:style-name="Internet_20_link" text:visited-style-name="Visited_20_Internet_20_Link"><text:span text:style-name="Source_20_Text"><text:span text:style-name="T43">app</text:span></text:span></text:a><text:a xlink:type="simple" xlink:href="https://laravel.com/docs/8.x/structure#the-root-app-directory" text:style-name="Internet_20_link" text:visited-style-name="Visited_20_Internet_20_Link"><text:span text:style-name="T43"> Directory</text:span></text:a><text:span text:style-name="T45"> </text:span></text:h>
      <text:h text:style-name="P72" text:outline-level="1"><text:span text:style-name="T45"><text:tab/></text:span><text:a xlink:type="simple" xlink:href="https://laravel.com/docs/8.x/structure#the-bootstrap-directory" text:style-name="Internet_20_link" text:visited-style-name="Visited_20_Internet_20_Link"><text:span text:style-name="T43">The </text:span></text:a><text:a xlink:type="simple" xlink:href="https://laravel.com/docs/8.x/structure#the-bootstrap-directory" text:style-name="Internet_20_link" text:visited-style-name="Visited_20_Internet_20_Link"><text:span text:style-name="Source_20_Text"><text:span text:style-name="T43">bootstrap</text:span></text:span></text:a><text:a xlink:type="simple" xlink:href="https://laravel.com/docs/8.x/structure#the-bootstrap-directory" text:style-name="Internet_20_link" text:visited-style-name="Visited_20_Internet_20_Link"><text:span text:style-name="T43"> Directory</text:span></text:a><text:span text:style-name="T45"> </text:span></text:h>
      <text:h text:style-name="P72" text:outline-level="1"><text:span text:style-name="T45"><text:tab/></text:span><text:a xlink:type="simple" xlink:href="https://laravel.com/docs/8.x/structure#the-config-directory" text:style-name="Internet_20_link" text:visited-style-name="Visited_20_Internet_20_Link"><text:span text:style-name="T43">The </text:span></text:a><text:a xlink:type="simple" xlink:href="https://laravel.com/docs/8.x/structure#the-config-directory" text:style-name="Internet_20_link" text:visited-style-name="Visited_20_Internet_20_Link"><text:span text:style-name="Source_20_Text"><text:span text:style-name="T43">config</text:span></text:span></text:a><text:a xlink:type="simple" xlink:href="https://laravel.com/docs/8.x/structure#the-config-directory" text:style-name="Internet_20_link" text:visited-style-name="Visited_20_Internet_20_Link"><text:span text:style-name="T43"> Directory</text:span></text:a><text:span text:style-name="T45"> </text:span></text:h>
      <text:h text:style-name="P72" text:outline-level="1"><text:span text:style-name="T45"><text:tab/></text:span><text:a xlink:type="simple" xlink:href="https://laravel.com/docs/8.x/structure#the-database-directory" text:style-name="Internet_20_link" text:visited-style-name="Visited_20_Internet_20_Link"><text:span text:style-name="T43">The </text:span></text:a><text:a xlink:type="simple" xlink:href="https://laravel.com/docs/8.x/structure#the-database-directory" text:style-name="Internet_20_link" text:visited-style-name="Visited_20_Internet_20_Link"><text:span text:style-name="Source_20_Text"><text:span text:style-name="T43">database</text:span></text:span></text:a><text:a xlink:type="simple" xlink:href="https://laravel.com/docs/8.x/structure#the-database-directory" text:style-name="Internet_20_link" text:visited-style-name="Visited_20_Internet_20_Link"><text:span text:style-name="T43"> Directory</text:span></text:a><text:span text:style-name="T45"> </text:span></text:h>
      <text:h text:style-name="P72" text:outline-level="1"><text:span text:style-name="T45"><text:tab/></text:span><text:a xlink:type="simple" xlink:href="https://laravel.com/docs/8.x/structure#the-public-directory" text:style-name="Internet_20_link" text:visited-style-name="Visited_20_Internet_20_Link"><text:span text:style-name="T43">The </text:span></text:a><text:a xlink:type="simple" xlink:href="https://laravel.com/docs/8.x/structure#the-public-directory" text:style-name="Internet_20_link" text:visited-style-name="Visited_20_Internet_20_Link"><text:span text:style-name="Source_20_Text"><text:span text:style-name="T43">public</text:span></text:span></text:a><text:a xlink:type="simple" xlink:href="https://laravel.com/docs/8.x/structure#the-public-directory" text:style-name="Internet_20_link" text:visited-style-name="Visited_20_Internet_20_Link"><text:span text:style-name="T43"> Directory</text:span></text:a><text:span text:style-name="T45"> </text:span></text:h>
      <text:h text:style-name="P72" text:outline-level="1"><text:span text:style-name="T45"><text:tab/></text:span><text:a xlink:type="simple" xlink:href="https://laravel.com/docs/8.x/structure#the-resources-directory" text:style-name="Internet_20_link" text:visited-style-name="Visited_20_Internet_20_Link"><text:span text:style-name="T43">The </text:span></text:a><text:a xlink:type="simple" xlink:href="https://laravel.com/docs/8.x/structure#the-resources-directory" text:style-name="Internet_20_link" text:visited-style-name="Visited_20_Internet_20_Link"><text:span text:style-name="Source_20_Text"><text:span text:style-name="T43">resource</text:span></text:span></text:a><text:span text:style-name="Source_20_Text"><text:span text:style-name="T44">s Directory</text:span></text:span><text:span text:style-name="T43"> <text:s/></text:span></text:h>
      <text:h text:style-name="P72" text:outline-level="1"><text:span text:style-name="T45"><text:tab/></text:span><text:a xlink:type="simple" xlink:href="https://laravel.com/docs/8.x/structure#the-routes-directory" text:style-name="Internet_20_link" text:visited-style-name="Visited_20_Internet_20_Link"><text:span text:style-name="T43">The </text:span></text:a><text:a xlink:type="simple" xlink:href="https://laravel.com/docs/8.x/structure#the-routes-directory" text:style-name="Internet_20_link" text:visited-style-name="Visited_20_Internet_20_Link"><text:span text:style-name="Source_20_Text"><text:span text:style-name="T43">routes</text:span></text:span></text:a><text:a xlink:type="simple" xlink:href="https://laravel.com/docs/8.x/structure#the-routes-directory" text:style-name="Internet_20_link" text:visited-style-name="Visited_20_Internet_20_Link"><text:span text:style-name="T43"> Directory</text:span></text:a><text:span text:style-name="T45"> </text:span></text:h>
      <text:h text:style-name="P74" text:outline-level="1"><text:span text:style-name="T45"><text:tab/></text:span><text:a xlink:type="simple" xlink:href="https://laravel.com/docs/8.x/structure#the-storage-directory" text:style-name="Internet_20_link" text:visited-style-name="Visited_20_Internet_20_Link"><text:span text:style-name="T43">The </text:span></text:a><text:a xlink:type="simple" xlink:href="https://laravel.com/docs/8.x/structure#the-storage-directory" text:style-name="Internet_20_link" text:visited-style-name="Visited_20_Internet_20_Link"><text:span text:style-name="Source_20_Text"><text:span text:style-name="T43">storage</text:span></text:span></text:a><text:a xlink:type="simple" xlink:href="https://laravel.com/docs/8.x/structure#the-storage-directory" text:style-name="Internet_20_link" text:visited-style-name="Visited_20_Internet_20_Link"><text:span text:style-name="T43"> Directory</text:span></text:a><text:span text:style-name="T45"> </text:span></text:h>
      <text:h text:style-name="P74" text:outline-level="1"><text:span text:style-name="T45"><text:tab/></text:span><text:a xlink:type="simple" xlink:href="https://laravel.com/docs/8.x/structure#the-tests-directory" text:style-name="Internet_20_link" text:visited-style-name="Visited_20_Internet_20_Link"><text:span text:style-name="T43">The </text:span></text:a><text:a xlink:type="simple" xlink:href="https://laravel.com/docs/8.x/structure#the-tests-directory" text:style-name="Internet_20_link" text:visited-style-name="Visited_20_Internet_20_Link"><text:span text:style-name="Source_20_Text"><text:span text:style-name="T43">test</text:span></text:span></text:a><text:span text:style-name="Source_20_Text"><text:span text:style-name="T44">s Director</text:span></text:span></text:h>
      <text:h text:style-name="P74" text:outline-level="1"><text:span text:style-name="Source_20_Text"><text:span text:style-name="T44"><text:tab/></text:span></text:span><text:a xlink:type="simple" xlink:href="https://laravel.com/docs/8.x/structure#the-vendor-directory" text:style-name="Internet_20_link" text:visited-style-name="Visited_20_Internet_20_Link"><text:span text:style-name="T43">The </text:span></text:a><text:a xlink:type="simple" xlink:href="https://laravel.com/docs/8.x/structure#the-vendor-directory" text:style-name="Internet_20_link" text:visited-style-name="Visited_20_Internet_20_Link"><text:span text:style-name="Source_20_Text"><text:span text:style-name="T43">vendor</text:span></text:span></text:a><text:a xlink:type="simple" xlink:href="https://laravel.com/docs/8.x/structure#the-vendor-directory" text:style-name="Internet_20_link" text:visited-style-name="Visited_20_Internet_20_Link"><text:span text:style-name="T43"> Directory</text:span></text:a><text:span text:style-name="T45"> </text:span></text:h>
      <text:h text:style-name="P74" text:outline-level="1"><text:a xlink:type="simple" xlink:href="https://laravel.com/docs/8.x/structure#the-app-directory" text:style-name="Internet_20_link" text:visited-style-name="Visited_20_Internet_20_Link"><text:span text:style-name="T43">The App Directory</text:span></text:a><text:span text:style-name="T45"> </text:span></text:h>
      <text:h text:style-name="P74" text:outline-level="1"><text:span text:style-name="T45"><text:tab/></text:span><text:a xlink:type="simple" xlink:href="https://laravel.com/docs/8.x/structure#the-broadcasting-directory" text:style-name="Internet_20_link" text:visited-style-name="Visited_20_Internet_20_Link"><text:span text:style-name="T43">The </text:span></text:a><text:a xlink:type="simple" xlink:href="https://laravel.com/docs/8.x/structure#the-broadcasting-directory" text:style-name="Internet_20_link" text:visited-style-name="Visited_20_Internet_20_Link"><text:span text:style-name="Source_20_Text"><text:span text:style-name="T43">Broadcasting</text:span></text:span></text:a><text:a xlink:type="simple" xlink:href="https://laravel.com/docs/8.x/structure#the-broadcasting-directory" text:style-name="Internet_20_link" text:visited-style-name="Visited_20_Internet_20_Link"><text:span text:style-name="T43"> Directory</text:span></text:a><text:span text:style-name="T45"> </text:span></text:h>
      <text:h text:style-name="P74" text:outline-level="1"><text:span text:style-name="T45"><text:tab/></text:span><text:a xlink:type="simple" xlink:href="https://laravel.com/docs/8.x/structure#the-console-directory" text:style-name="Internet_20_link" text:visited-style-name="Visited_20_Internet_20_Link"><text:span text:style-name="T43">The </text:span></text:a><text:a xlink:type="simple" xlink:href="https://laravel.com/docs/8.x/structure#the-console-directory" text:style-name="Internet_20_link" text:visited-style-name="Visited_20_Internet_20_Link"><text:span text:style-name="Source_20_Text"><text:span text:style-name="T43">Console</text:span></text:span></text:a><text:a xlink:type="simple" xlink:href="https://laravel.com/docs/8.x/structure#the-console-directory" text:style-name="Internet_20_link" text:visited-style-name="Visited_20_Internet_20_Link"><text:span text:style-name="T43"> Directory</text:span></text:a><text:span text:style-name="T45"> </text:span></text:h>
      <text:h text:style-name="P74" text:outline-level="1"><text:span text:style-name="T45"><text:tab/></text:span><text:a xlink:type="simple" xlink:href="https://laravel.com/docs/8.x/structure#the-events-directory" text:style-name="Internet_20_link" text:visited-style-name="Visited_20_Internet_20_Link"><text:span text:style-name="T43">The </text:span></text:a><text:a xlink:type="simple" xlink:href="https://laravel.com/docs/8.x/structure#the-events-directory" text:style-name="Internet_20_link" text:visited-style-name="Visited_20_Internet_20_Link"><text:span text:style-name="Source_20_Text"><text:span text:style-name="T43">Events</text:span></text:span></text:a><text:a xlink:type="simple" xlink:href="https://laravel.com/docs/8.x/structure#the-events-directory" text:style-name="Internet_20_link" text:visited-style-name="Visited_20_Internet_20_Link"><text:span text:style-name="T43"> Directory</text:span></text:a><text:span text:style-name="T45"> </text:span></text:h>
      <text:h text:style-name="P74" text:outline-level="1"><text:span text:style-name="T45"><text:tab/></text:span><text:a xlink:type="simple" xlink:href="https://laravel.com/docs/8.x/structure#the-exceptions-directory" text:style-name="Internet_20_link" text:visited-style-name="Visited_20_Internet_20_Link"><text:span text:style-name="T43">The </text:span></text:a><text:a xlink:type="simple" xlink:href="https://laravel.com/docs/8.x/structure#the-exceptions-directory" text:style-name="Internet_20_link" text:visited-style-name="Visited_20_Internet_20_Link"><text:span text:style-name="Source_20_Text"><text:span text:style-name="T43">Exceptions</text:span></text:span></text:a><text:a xlink:type="simple" xlink:href="https://laravel.com/docs/8.x/structure#the-exceptions-directory" text:style-name="Internet_20_link" text:visited-style-name="Visited_20_Internet_20_Link"><text:span text:style-name="T43"> Directory</text:span></text:a><text:span text:style-name="T45"> </text:span></text:h>
      <text:h text:style-name="P74" text:outline-level="1"><text:span text:style-name="T45"><text:tab/></text:span><text:a xlink:type="simple" xlink:href="https://laravel.com/docs/8.x/structure#the-http-directory" text:style-name="Internet_20_link" text:visited-style-name="Visited_20_Internet_20_Link"><text:span text:style-name="T43">The </text:span></text:a><text:a xlink:type="simple" xlink:href="https://laravel.com/docs/8.x/structure#the-http-directory" text:style-name="Internet_20_link" text:visited-style-name="Visited_20_Internet_20_Link"><text:span text:style-name="Source_20_Text"><text:span text:style-name="T43">Http</text:span></text:span></text:a><text:a xlink:type="simple" xlink:href="https://laravel.com/docs/8.x/structure#the-http-directory" text:style-name="Internet_20_link" text:visited-style-name="Visited_20_Internet_20_Link"><text:span text:style-name="T43"> Directory</text:span></text:a><text:span text:style-name="T45"> </text:span></text:h>
      <text:h text:style-name="P74" text:outline-level="1"><text:span text:style-name="T45"><text:tab/></text:span><text:a xlink:type="simple" xlink:href="https://laravel.com/docs/8.x/structure#the-jobs-directory" text:style-name="Internet_20_link" text:visited-style-name="Visited_20_Internet_20_Link"><text:span text:style-name="T43">The </text:span></text:a><text:a xlink:type="simple" xlink:href="https://laravel.com/docs/8.x/structure#the-jobs-directory" text:style-name="Internet_20_link" text:visited-style-name="Visited_20_Internet_20_Link"><text:span text:style-name="Source_20_Text"><text:span text:style-name="T43">Jobs</text:span></text:span></text:a><text:a xlink:type="simple" xlink:href="https://laravel.com/docs/8.x/structure#the-jobs-directory" text:style-name="Internet_20_link" text:visited-style-name="Visited_20_Internet_20_Link"><text:span text:style-name="T43"> Directory</text:span></text:a><text:span text:style-name="T45"> </text:span></text:h>
      <text:h text:style-name="P74" text:outline-level="1"><text:span text:style-name="T45"><text:tab/></text:span><text:a xlink:type="simple" xlink:href="https://laravel.com/docs/8.x/structure#the-listeners-directory" text:style-name="Internet_20_link" text:visited-style-name="Visited_20_Internet_20_Link"><text:span text:style-name="T43">The </text:span></text:a><text:a xlink:type="simple" xlink:href="https://laravel.com/docs/8.x/structure#the-listeners-directory" text:style-name="Internet_20_link" text:visited-style-name="Visited_20_Internet_20_Link"><text:span text:style-name="Source_20_Text"><text:span text:style-name="T43">Listeners</text:span></text:span></text:a><text:a xlink:type="simple" xlink:href="https://laravel.com/docs/8.x/structure#the-listeners-directory" text:style-name="Internet_20_link" text:visited-style-name="Visited_20_Internet_20_Link"><text:span text:style-name="T43"> Directory</text:span></text:a><text:span text:style-name="T45"> </text:span></text:h>
      <text:h text:style-name="P74" text:outline-level="1"><text:span text:style-name="T45"><text:tab/></text:span><text:a xlink:type="simple" xlink:href="https://laravel.com/docs/8.x/structure#the-mail-directory" text:style-name="Internet_20_link" text:visited-style-name="Visited_20_Internet_20_Link"><text:span text:style-name="T43">The </text:span></text:a><text:a xlink:type="simple" xlink:href="https://laravel.com/docs/8.x/structure#the-mail-directory" text:style-name="Internet_20_link" text:visited-style-name="Visited_20_Internet_20_Link"><text:span text:style-name="Source_20_Text"><text:span text:style-name="T43">Mail</text:span></text:span></text:a><text:a xlink:type="simple" xlink:href="https://laravel.com/docs/8.x/structure#the-mail-directory" text:style-name="Internet_20_link" text:visited-style-name="Visited_20_Internet_20_Link"><text:span text:style-name="T43"> Directory</text:span></text:a><text:span text:style-name="T45"> </text:span></text:h>
      <text:h text:style-name="P74" text:outline-level="1"><text:span text:style-name="T45"><text:tab/></text:span><text:a xlink:type="simple" xlink:href="https://laravel.com/docs/8.x/structure#the-models-directory" text:style-name="Internet_20_link" text:visited-style-name="Visited_20_Internet_20_Link"><text:span text:style-name="T43">The </text:span></text:a><text:a xlink:type="simple" xlink:href="https://laravel.com/docs/8.x/structure#the-models-directory" text:style-name="Internet_20_link" text:visited-style-name="Visited_20_Internet_20_Link"><text:span text:style-name="Source_20_Text"><text:span text:style-name="T43">Models</text:span></text:span></text:a><text:a xlink:type="simple" xlink:href="https://laravel.com/docs/8.x/structure#the-models-directory" text:style-name="Internet_20_link" text:visited-style-name="Visited_20_Internet_20_Link"><text:span text:style-name="T43"> Directory</text:span></text:a><text:span text:style-name="T45"> </text:span></text:h>
      <text:h text:style-name="P74" text:outline-level="1"><text:span text:style-name="T45"><text:tab/></text:span><text:a xlink:type="simple" xlink:href="https://laravel.com/docs/8.x/structure#the-notifications-directory" text:style-name="Internet_20_link" text:visited-style-name="Visited_20_Internet_20_Link"><text:span text:style-name="T43">The </text:span></text:a><text:a xlink:type="simple" xlink:href="https://laravel.com/docs/8.x/structure#the-notifications-directory" text:style-name="Internet_20_link" text:visited-style-name="Visited_20_Internet_20_Link"><text:span text:style-name="Source_20_Text"><text:span text:style-name="T43">Notifications</text:span></text:span></text:a><text:a xlink:type="simple" xlink:href="https://laravel.com/docs/8.x/structure#the-notifications-directory" text:style-name="Internet_20_link" text:visited-style-name="Visited_20_Internet_20_Link"><text:span text:style-name="T43"> Directory</text:span></text:a><text:span text:style-name="T45"> </text:span></text:h>
      <text:h text:style-name="P74" text:outline-level="1"><text:span text:style-name="T45"><text:tab/></text:span><text:a xlink:type="simple" xlink:href="https://laravel.com/docs/8.x/structure#the-policies-directory" text:style-name="Internet_20_link" text:visited-style-name="Visited_20_Internet_20_Link"><text:span text:style-name="T43">The </text:span></text:a><text:a xlink:type="simple" xlink:href="https://laravel.com/docs/8.x/structure#the-policies-directory" text:style-name="Internet_20_link" text:visited-style-name="Visited_20_Internet_20_Link"><text:span text:style-name="Source_20_Text"><text:span text:style-name="T43">Policies</text:span></text:span></text:a><text:a xlink:type="simple" xlink:href="https://laravel.com/docs/8.x/structure#the-policies-directory" text:style-name="Internet_20_link" text:visited-style-name="Visited_20_Internet_20_Link"><text:span text:style-name="T43"> Directory</text:span></text:a><text:span text:style-name="T45"> </text:span></text:h>
      <text:h text:style-name="P74" text:outline-level="1"><text:span text:style-name="T45"><text:tab/></text:span><text:a xlink:type="simple" xlink:href="https://laravel.com/docs/8.x/structure#the-providers-directory" text:style-name="Internet_20_link" text:visited-style-name="Visited_20_Internet_20_Link"><text:span text:style-name="T43">The </text:span></text:a><text:a xlink:type="simple" xlink:href="https://laravel.com/docs/8.x/structure#the-providers-directory" text:style-name="Internet_20_link" text:visited-style-name="Visited_20_Internet_20_Link"><text:span text:style-name="Source_20_Text"><text:span text:style-name="T43">Providers</text:span></text:span></text:a><text:a xlink:type="simple" xlink:href="https://laravel.com/docs/8.x/structure#the-providers-directory" text:style-name="Internet_20_link" text:visited-style-name="Visited_20_Internet_20_Link"><text:span text:style-name="T43"> Directory</text:span></text:a><text:span text:style-name="T45"> </text:span></text:h>
      <text:h text:style-name="P74" text:outline-level="1"><text:span text:style-name="T45"><text:tab/></text:span><text:a xlink:type="simple" xlink:href="https://laravel.com/docs/8.x/structure#the-rules-directory" text:style-name="Internet_20_link" text:visited-style-name="Visited_20_Internet_20_Link"><text:span text:style-name="T43">The </text:span></text:a><text:a xlink:type="simple" xlink:href="https://laravel.com/docs/8.x/structure#the-rules-directory" text:style-name="Internet_20_link" text:visited-style-name="Visited_20_Internet_20_Link"><text:span text:style-name="Source_20_Text"><text:span text:style-name="T43">Rules</text:span></text:span></text:a><text:a xlink:type="simple" xlink:href="https://laravel.com/docs/8.x/structure#the-rules-directory" text:style-name="Internet_20_link" text:visited-style-name="Visited_20_Internet_20_Link"><text:span text:style-name="T43"> Directory</text:span></text:a><text:span text:style-name="T45"> </text:span></text:h>
      <text:p text:style-name="P52"/>
      <text:h text:style-name="P19" text:outline-level="2"><text:bookmark text:name="the-root-directory"/><text:a xlink:type="simple" xlink:href="https://laravel.com/docs/8.x/structure#the-root-directory" text:style-name="Internet_20_link" text:visited-style-name="Visited_20_Internet_20_Link"><text:span text:style-name="T38">The Root Directory</text:span></text:a></text:h>
      <text:h text:style-name="P28" text:outline-level="4"><text:bookmark text:name="the-root-app-directory"/><text:a xlink:type="simple" xlink:href="https://laravel.com/docs/8.x/structure#the-root-app-directory" text:style-name="Internet_20_link" text:visited-style-name="Visited_20_Internet_20_Link"><text:span text:style-name="T40">The App Directory</text:span></text:a></text:h>
      <text:p text:style-name="P36"><text:span text:style-name="T12">Каталог </text:span><text:span text:style-name="Source_20_Text"><text:span text:style-name="T12">app</text:span></text:span><text:span text:style-name="T12">, как вы можете догадаться, содержит код ядра вашего приложения . Ниже мы рассмотрим эту папку подробнее; однако, почти все классы вашего приложения будут находится в этой папке.</text:span></text:p>
      <text:p text:style-name="P53"/>
      <text:h text:style-name="P22" text:outline-level="4"><text:bookmark text:name="the-bootstrap-directory"/><text:a xlink:type="simple" xlink:href="https://laravel.com/docs/8.x/structure#the-bootstrap-directory" text:style-name="Internet_20_link" text:visited-style-name="Visited_20_Internet_20_Link"><text:span text:style-name="T39">The Bootstrap Directory</text:span></text:a></text:h>
      <text:p text:style-name="P35"><text:span text:style-name="T12">Каталог </text:span><text:span text:style-name="Source_20_Text"><text:span text:style-name="T12">bootstrap</text:span></text:span><text:span text:style-name="T12"> содержит файлы, которые загружают фреймворк и настраивают автозагрузку. Также здесь </text:span><text:soft-page-break/><text:span text:style-name="T12">содержится каталог </text:span><text:span text:style-name="Source_20_Text"><text:span text:style-name="T12">cache</text:span></text:span><text:span text:style-name="T12">, который содержит сгенерированные фреймворком файлы для оптимизации производительности — например, кэш-файлы роутов и сервисов.</text:span></text:p>
      <text:p text:style-name="P53"/>
      <text:h text:style-name="P22" text:outline-level="4"><text:a xlink:type="simple" xlink:href="https://laravel.com/docs/8.x/structure#the-config-directory" text:style-name="Internet_20_link" text:visited-style-name="Visited_20_Internet_20_Link"><text:span text:style-name="T39">The Config Directory</text:span></text:a></text:h>
      <text:p text:style-name="P37"><text:span text:style-name="T3">Каталог </text:span><text:span text:style-name="Source_20_Text"><text:span text:style-name="T3">config</text:span></text:span><text:span text:style-name="T3">, как гласит его название, содержит все конфигурационные файлы ваших приложений. </text:span></text:p>
      <text:p text:style-name="P53"/>
      <text:h text:style-name="P22" text:outline-level="4"><text:bookmark text:name="the-database-directory"/><text:a xlink:type="simple" xlink:href="https://laravel.com/docs/8.x/structure#the-database-directory" text:style-name="Internet_20_link" text:visited-style-name="Visited_20_Internet_20_Link"><text:span text:style-name="T39">The Database Directory</text:span></text:a></text:h>
      <text:p text:style-name="P60"><text:span text:style-name="T9">Каталог </text:span><text:span text:style-name="Source_20_Text"><text:span text:style-name="T9">database</text:span></text:span><text:span text:style-name="T9"> содержит миграции и классы для наполнения начальными данными вашей БД. При необходимости эту папку можно использовать для хранения базы данных SQLite.</text:span></text:p>
      <text:p text:style-name="P53"/>
      <text:h text:style-name="P22" text:outline-level="4"><text:bookmark text:name="the-public-directory"/><text:a xlink:type="simple" xlink:href="https://laravel.com/docs/8.x/structure#the-public-directory" text:style-name="Internet_20_link" text:visited-style-name="Visited_20_Internet_20_Link"><text:span text:style-name="T39">The Public Directory</text:span></text:a></text:h>
      <text:p text:style-name="P35"><text:span text:style-name="T12">Каталог </text:span><text:span text:style-name="Source_20_Text"><text:span text:style-name="T12">public</text:span></text:span><text:span text:style-name="T12"> содержит файл </text:span><text:span text:style-name="Source_20_Text"><text:span text:style-name="T12">index.php</text:span></text:span><text:span text:style-name="T12">, который является входной точкой для всех запросов, поступающих в ваше приложение. Также эта папка содержит ваши ресурсы, такие как изображения, JavaScript, CSS.</text:span></text:p>
      <text:p text:style-name="P53"/>
      <text:h text:style-name="P28" text:outline-level="4"><text:bookmark text:name="the-resources-directory"/><text:a xlink:type="simple" xlink:href="https://laravel.com/docs/8.x/structure#the-resources-directory" text:style-name="Internet_20_link" text:visited-style-name="Visited_20_Internet_20_Link"><text:span text:style-name="T41">The Resources Directory</text:span></text:a></text:h>
      <text:p text:style-name="P35"><text:span text:style-name="T12">Каталог </text:span><text:span text:style-name="Source_20_Text"><text:span text:style-name="T12">resources</text:span></text:span><text:span text:style-name="T12"> содержит ваши шаблоны, а также "сырые", некомпилированные ресурсы, такие как LESS, SASS, или JavaScript. А также здесь находятся все языковые файлы.</text:span></text:p>
      <text:p text:style-name="P53"/>
      <text:h text:style-name="P24" text:outline-level="4"><text:bookmark text:name="the-routes-directory"/><text:a xlink:type="simple" xlink:href="https://laravel.com/docs/8.x/structure#the-routes-directory" text:style-name="Internet_20_link" text:visited-style-name="Visited_20_Internet_20_Link"><text:span text:style-name="T39">The Routes Directory</text:span></text:a></text:h>
      <text:p text:style-name="P60"><text:span text:style-name="T13">Каталог </text:span><text:span text:style-name="Source_20_Text"><text:span text:style-name="T13">routes</text:span></text:span><text:span text:style-name="T13"> содержит все определения роутов вашего приложения. По умолчанию в Laravel встроено несколько файлов роутов: </text:span><text:span text:style-name="Source_20_Text"><text:span text:style-name="T13">web.php</text:span></text:span><text:span text:style-name="T13">, </text:span><text:span text:style-name="Source_20_Text"><text:span text:style-name="T13">api.php</text:span></text:span><text:span text:style-name="T13">, </text:span><text:span text:style-name="Source_20_Text"><text:span text:style-name="T13">console.php</text:span></text:span><text:span text:style-name="T13"> и </text:span><text:span text:style-name="Source_20_Text"><text:span text:style-name="T13">channels.php</text:span></text:span><text:span text:style-name="T13">.</text:span></text:p>
      <text:p text:style-name="P59"><text:span text:style-name="T3">Файл </text:span><text:span text:style-name="Source_20_Text"><text:span text:style-name="T3">web.php</text:span></text:span><text:span text:style-name="T3"> содержит роуты, которые </text:span><text:span text:style-name="Source_20_Text"><text:span text:style-name="T3">RouteServiceProvider</text:span></text:span><text:span text:style-name="T3"> помещает в группу посредников </text:span><text:span text:style-name="Source_20_Text"><text:span text:style-name="T3">web</text:span></text:span><text:span text:style-name="T3">, которая обеспечивает состояние сессии, CSRF-защиту и шифрование cookie. Если ваше приложение не предоставляет не имеющий своего состояния RESTful API, то скорее всего все ваши роуты можно определить в файле </text:span><text:span text:style-name="Source_20_Text"><text:span text:style-name="T3">web.php</text:span></text:span><text:span text:style-name="T3">.</text:span></text:p>
      <text:p text:style-name="P59"><text:soft-page-break/><text:span text:style-name="T3">Файл </text:span><text:span text:style-name="Source_20_Text"><text:span text:style-name="T3">api.php</text:span></text:span><text:span text:style-name="T3"> содержит роуты, которые </text:span><text:span text:style-name="Source_20_Text"><text:span text:style-name="T3">RouteServiceProvider</text:span></text:span><text:span text:style-name="T3"> помещает в группу посредников </text:span><text:span text:style-name="Source_20_Text"><text:span text:style-name="T3">api</text:span></text:span><text:span text:style-name="T3">, которая обеспечивает ограничение скорости. Эти роуты должны быть не имеющими своего состояния, т.е. входящие через эти роуты запросы должны быть аутентифицированы с помощью токенов и они не будут иметь доступа к состоянию сессии.</text:span></text:p>
      <text:p text:style-name="P59"><text:span text:style-name="T3">Файл </text:span><text:span text:style-name="Source_20_Text"><text:span text:style-name="T3">console.php</text:span></text:span><text:span text:style-name="T3"> - то место, где вы можете определить все свои консольные команды на основе функций-замыканий. Каждая функция-замыкание привязывается к экземпляру команды, обеспечивая простое взаимодействие с методами ввода/вывода каждой команды. Несмотря на то, что в этом файле не определяются HTTP-роуты, в нём определяются консольные входные точки (пути) в ваше приложение.</text:span></text:p>
      <text:p text:style-name="P59"><text:span text:style-name="T3">Файл </text:span><text:span text:style-name="Source_20_Text"><text:span text:style-name="T3">channels.php</text:span></text:span><text:span text:style-name="T3"> - то место, где вы можете зарегистрировать все каналы вещания событий, поддерживаемые Вашим приложением.</text:span></text:p>
      <text:p text:style-name="P53"/>
      <text:h text:style-name="P28" text:outline-level="4"><text:bookmark text:name="the-storage-directory"/><text:a xlink:type="simple" xlink:href="https://laravel.com/docs/8.x/structure#the-storage-directory" text:style-name="Internet_20_link" text:visited-style-name="Visited_20_Internet_20_Link"><text:span text:style-name="T41">The Storage Directory</text:span></text:a></text:h>
      <text:p text:style-name="P60"><text:span text:style-name="T12">Каталог </text:span><text:span text:style-name="Source_20_Text"><text:span text:style-name="T12">storage</text:span></text:span><text:span text:style-name="T12"> содержит скомпилированные Blade-шаблоны, файлы сессий, кэши файлов и другие файлы, создаваемые фреймворком. Этот каталог делится на подкаталоги </text:span><text:span text:style-name="Source_20_Text"><text:span text:style-name="T12">app</text:span></text:span><text:span text:style-name="T12">, </text:span><text:span text:style-name="Source_20_Text"><text:span text:style-name="T12">framework</text:span></text:span><text:span text:style-name="T12"> и </text:span><text:span text:style-name="Source_20_Text"><text:span text:style-name="T12">logs</text:span></text:span><text:span text:style-name="T12">. В каталоге </text:span><text:span text:style-name="Source_20_Text"><text:span text:style-name="T12">app</text:span></text:span><text:span text:style-name="T12"> можно хранить любые файлы, генерируемые вашим приложением. В каталоге </text:span><text:span text:style-name="Source_20_Text"><text:span text:style-name="T12">framework</text:span></text:span><text:span text:style-name="T12"> хранятся создаваемые фреймворком файлы и кэш. А в каталоге </text:span><text:span text:style-name="Source_20_Text"><text:span text:style-name="T12">logs</text:span></text:span><text:span text:style-name="T12"> находятся файлы журналов приложения.</text:span></text:p>
      <text:p text:style-name="P59"><text:span text:style-name="T3">Каталог </text:span><text:span text:style-name="Source_20_Text"><text:span text:style-name="T3">storage/app/public</text:span></text:span><text:span text:style-name="T3"> можно использовать для хранения пользовательских файлов, таких как аватары (юзерпики) пользователей и т.п. загруженные изображения, которые должны быть доступны всем. Вам надо создать символьную ссылку на </text:span><text:span text:style-name="Source_20_Text"><text:span text:style-name="T3">public/storage</text:span></text:span><text:span text:style-name="T3">, которая ведёт к этому каталогу. Вы можете создать ссылку командой </text:span><text:span text:style-name="Source_20_Text"><text:span text:style-name="T3">php artisan storage:link</text:span></text:span><text:span text:style-name="T3">.</text:span></text:p>
      <text:p text:style-name="P40"/>
      <text:p text:style-name="P53"/>
      <text:h text:style-name="P22" text:outline-level="4"><text:bookmark text:name="the-tests-directory"/><text:soft-page-break/><text:a xlink:type="simple" xlink:href="https://laravel.com/docs/8.x/structure#the-tests-directory" text:style-name="Internet_20_link" text:visited-style-name="Visited_20_Internet_20_Link"><text:span text:style-name="T39">The Tests Directory</text:span></text:a></text:h>
      <text:p text:style-name="P35"><text:span text:style-name="T12">Каталог </text:span><text:span text:style-name="Source_20_Text"><text:span text:style-name="T12">tests</text:span></text:span><text:span text:style-name="T12"> содержит ваши автотесты. Изначально там уже есть пример </text:span><text:a xlink:type="simple" xlink:href="https://phpunit.de/" text:style-name="Internet_20_link" text:visited-style-name="Visited_20_Internet_20_Link"><text:span text:style-name="T40">PHPUnit</text:span></text:a><text:span text:style-name="T12">. Класс каждого теста должен иметь в имени суффикс </text:span><text:span text:style-name="Source_20_Text"><text:span text:style-name="T12">Test</text:span></text:span><text:span text:style-name="T12">. Вы можете запускать свои тесты командами </text:span><text:span text:style-name="Source_20_Text"><text:span text:style-name="T12">phpunit</text:span></text:span><text:span text:style-name="T12"> или </text:span><text:span text:style-name="Source_20_Text"><text:span text:style-name="T12">php vendor/bin/phpunit</text:span></text:span><text:span text:style-name="T12">.</text:span></text:p>
      <text:p text:style-name="P53"/>
      <text:h text:style-name="P28" text:outline-level="4"><text:bookmark text:name="the-vendor-directory"/><text:a xlink:type="simple" xlink:href="https://laravel.com/docs/8.x/structure#the-vendor-directory" text:style-name="Internet_20_link" text:visited-style-name="Visited_20_Internet_20_Link"><text:span text:style-name="T41">The Vendor Directory</text:span></text:a></text:h>
      <text:p text:style-name="P37"><text:span text:style-name="T3">Каталог </text:span><text:span text:style-name="Source_20_Text"><text:span text:style-name="T3">vendor</text:span></text:span><text:span text:style-name="T3"> содержит ваш</text:span><text:span text:style-name="T8">и Composer-</text:span><text:span text:style-name="T3">зависимости.</text:span></text:p>
      <text:p text:style-name="P40"/>
      <text:p text:style-name="P40"/>
      <text:h text:style-name="P20" text:outline-level="2"><text:bookmark text:name="the-app-directory"/><text:a xlink:type="simple" xlink:href="https://laravel.com/docs/8.x/structure#the-app-directory" text:style-name="Internet_20_link" text:visited-style-name="Visited_20_Internet_20_Link"><text:span text:style-name="T38">The App Directory</text:span></text:a></text:h>
      <text:p text:style-name="P60"><text:span text:style-name="T9">Основная часть вашего приложения находится в каталоге </text:span><text:span text:style-name="Source_20_Text"><text:span text:style-name="T9">app</text:span></text:span><text:span text:style-name="T9">. По-умолчанию этот каталог зарегистрирован под пространством имён </text:span><text:span text:style-name="Source_20_Text"><text:span text:style-name="T9">App</text:span></text:span><text:span text:style-name="T9"> и автоматически загружается с помощью Composer по </text:span><text:a xlink:type="simple" xlink:href="http://www.php-fig.org/psr/psr-4/" text:style-name="Internet_20_link" text:visited-style-name="Visited_20_Internet_20_Link"><text:span text:style-name="T40">стандарту автозагрузки PSR-4</text:span></text:a><text:span text:style-name="T9">.</text:span></text:p>
      <text:p text:style-name="P59"><text:span text:style-name="T3">В каталоге </text:span><text:span text:style-name="Source_20_Text"><text:span text:style-name="T3">app</text:span></text:span><text:span text:style-name="T3"> находится ряд дополнительных каталогов, таких как </text:span><text:span text:style-name="Source_20_Text"><text:span text:style-name="T3">Console</text:span></text:span><text:span text:style-name="T3">, </text:span><text:span text:style-name="Source_20_Text"><text:span text:style-name="T3">Http</text:span></text:span><text:span text:style-name="T3"> и </text:span><text:span text:style-name="Source_20_Text"><text:span text:style-name="T3">Providers</text:span></text:span><text:span text:style-name="T3">. Можно сказать, что каталоги </text:span><text:span text:style-name="Source_20_Text"><text:span text:style-name="T3">Console</text:span></text:span><text:span text:style-name="T3"> и </text:span><text:span text:style-name="Source_20_Text"><text:span text:style-name="T3">Http</text:span></text:span><text:span text:style-name="T3"> предоставляют API ядра вашего приложения. Протокол HTTP и командная строка — это механизмы взаимодействия с вашим приложением, но они не содержат логики приложения. Другими словами, это просто два способа передачи команд вашему приложению. Каталог </text:span><text:span text:style-name="Source_20_Text"><text:span text:style-name="T3">Console</text:span></text:span><text:span text:style-name="T3"> содержит все ваши Artisan-команды, а каталог </text:span><text:span text:style-name="Source_20_Text"><text:span text:style-name="T3">Http</text:span></text:span><text:span text:style-name="T3"> содержит ваши контроллеры, посредники и запросы.</text:span></text:p>
      <text:p text:style-name="P59"><text:span text:style-name="T3">Многие другие каталоги будут созданы в каталоге </text:span><text:span text:style-name="Source_20_Text"><text:span text:style-name="T3">app</text:span></text:span><text:span text:style-name="T3">, когда вы выполните Artisan-команду </text:span><text:span text:style-name="Source_20_Text"><text:span text:style-name="T3">make</text:span></text:span><text:span text:style-name="T3"> для генерирования классов. Например, каталог </text:span><text:span text:style-name="Source_20_Text"><text:span text:style-name="T3">app/Jobs</text:span></text:span><text:span text:style-name="T3"> не будет создан, пока вы не выполните Artisan-команду </text:span><text:span text:style-name="Source_20_Text"><text:span text:style-name="T3">make:job</text:span></text:span><text:span text:style-name="T3">, чтобы сгенерировать класс задачи.</text:span></text:p>
      <text:p text:style-name="P32"><text:span text:style-name="T3">Многие классы в каталоге </text:span><text:span text:style-name="Source_20_Text"><text:span text:style-name="T3">app</text:span></text:span><text:span text:style-name="T3"> можно сгенерировать Artisan-командами. Для просмотра доступных команд выполните в терминале команду </text:span><text:span text:style-name="Source_20_Text"><text:span text:style-name="T3">php artisan list make</text:span></text:span><text:span text:style-name="T3">.</text:span></text:p>
      <text:p text:style-name="P39"/>
      <text:p text:style-name="P51"/>
      <text:p text:style-name="P40"/>
      <text:h text:style-name="P28" text:outline-level="4"><text:bookmark text:name="the-broadcasting-directory"/><text:soft-page-break/><text:a xlink:type="simple" xlink:href="https://laravel.com/docs/8.x/structure#the-broadcasting-directory" text:style-name="Internet_20_link" text:visited-style-name="Visited_20_Internet_20_Link"><text:span text:style-name="T40">The Broadcasting Directory</text:span></text:a></text:h>
      <text:p text:style-name="P33"><text:span text:style-name="T2">Каталог </text:span><text:span text:style-name="Source_20_Text"><text:span text:style-name="T2">Broadcasting</text:span></text:span><text:span text:style-name="T2"> содержит все классы каналов вещания для вашего приложения. Эти классы создаются с помощью команды make: channel. Этот каталог не существует по умолчанию, но будет создан для вас, когда вы создадите свой первый канал. </text:span></text:p>
      <text:p text:style-name="P40"/>
      <text:h text:style-name="P21" text:outline-level="4"><text:bookmark text:name="the-console-directory"/><text:a xlink:type="simple" xlink:href="https://laravel.com/docs/8.x/structure#the-console-directory" text:style-name="Internet_20_link" text:visited-style-name="Visited_20_Internet_20_Link"><text:span text:style-name="T39">The Console Directory</text:span></text:a></text:h>
      <text:p text:style-name="P33"><text:span text:style-name="T2">Каталог </text:span><text:span text:style-name="Source_20_Text"><text:span text:style-name="T2">Console</text:span></text:span><text:span text:style-name="T2"> содержит все дополнительные Artisan-команды для вашего приложения. Эти команды можно сгенерировать командой </text:span><text:span text:style-name="Source_20_Text"><text:span text:style-name="T2">make:command</text:span></text:span><text:span text:style-name="T2">. Также этот каталог содержит ядро вашей консоли, где регистрируются ваши дополнительные Artisan-команды и определяются ваши </text:span><text:a xlink:type="simple" xlink:href="https://laravel.su/docs/5.4/scheduling" text:style-name="Internet_20_link" text:visited-style-name="Visited_20_Internet_20_Link"><text:span text:style-name="T39">запланированные задачи</text:span></text:a><text:span text:style-name="T2">.</text:span></text:p>
      <text:p text:style-name="P40"/>
      <text:h text:style-name="P21" text:outline-level="4"><text:bookmark text:name="the-events-directory"/><text:a xlink:type="simple" xlink:href="https://laravel.com/docs/8.x/structure#the-events-directory" text:style-name="Internet_20_link" text:visited-style-name="Visited_20_Internet_20_Link"><text:span text:style-name="T39">The Events Directory</text:span></text:a></text:h>
      <text:p text:style-name="P33"><text:span text:style-name="T2">Изначально этого каталога нет, он создаётся Artisan-командами </text:span><text:span text:style-name="Source_20_Text"><text:span text:style-name="T2">event:generate</text:span></text:span><text:span text:style-name="T2"> и </text:span><text:span text:style-name="Source_20_Text"><text:span text:style-name="T2">make:event</text:span></text:span><text:span text:style-name="T2">. В каталоге </text:span><text:span text:style-name="Source_20_Text"><text:span text:style-name="T2">Events</text:span></text:span><text:span text:style-name="T2">, как можно догадаться, хранятся </text:span><text:a xlink:type="simple" xlink:href="https://laravel.su/docs/5.4/events" text:style-name="Internet_20_link" text:visited-style-name="Visited_20_Internet_20_Link"><text:span text:style-name="T39">классы событий</text:span></text:a><text:span text:style-name="T2">. События можно использовать для оповещения других частей приложения о каком-либо событии, что обеспечивает большую гибкость и модульность.</text:span></text:p>
      <text:p text:style-name="P40"/>
      <text:h text:style-name="P21" text:outline-level="4"><text:bookmark text:name="the-exceptions-directory"/><text:a xlink:type="simple" xlink:href="https://laravel.com/docs/8.x/structure#the-exceptions-directory" text:style-name="Internet_20_link" text:visited-style-name="Visited_20_Internet_20_Link"><text:span text:style-name="T39">The Exceptions Directory</text:span></text:a></text:h>
      <text:p text:style-name="P61"><text:span text:style-name="T3">Каталог </text:span><text:span text:style-name="Source_20_Text"><text:span text:style-name="T3">Exceptions</text:span></text:span><text:span text:style-name="T3"> содержит обработчик исключений вашего приложения. Эта папка также является хорошим местом для размещения всех исключений, возникающих в вашем приложении. Если вы хотите изменить то, как журналируются и отображаются ваши исключения, вам надо изменить класс </text:span><text:span text:style-name="Source_20_Text"><text:span text:style-name="T3">Handler</text:span></text:span><text:span text:style-name="T3"> в данном каталоге.</text:span></text:p>
      <text:h text:style-name="P28" text:outline-level="4"><text:a xlink:type="simple" xlink:href="https://laravel.com/docs/8.x/structure#the-http-directory" text:style-name="Internet_20_link" text:visited-style-name="Visited_20_Internet_20_Link"><text:span text:style-name="T3"/></text:a></text:h>
      <text:h text:style-name="P28" text:outline-level="4"><text:bookmark text:name="the-http-directory"/><text:a xlink:type="simple" xlink:href="https://laravel.com/docs/8.x/structure#the-http-directory" text:style-name="Internet_20_link" text:visited-style-name="Visited_20_Internet_20_Link"><text:span text:style-name="T40">The Http Directory</text:span></text:a></text:h>
      <text:p text:style-name="P62"><text:span text:style-name="T3">Каталог </text:span><text:span text:style-name="Source_20_Text"><text:span text:style-name="T3">Http</text:span></text:span><text:span text:style-name="T3"> содержит ваши контроллеры, посредники и запросы форм. Здесь будет размещена почти вся логика обработки запросов, входящих в приложение.</text:span></text:p>
      <text:p text:style-name="P64"/>
      <text:h text:style-name="P28" text:outline-level="4"><text:bookmark text:name="the-jobs-directory"/><text:soft-page-break/><text:a xlink:type="simple" xlink:href="https://laravel.com/docs/8.x/structure#the-jobs-directory" text:style-name="Internet_20_link" text:visited-style-name="Visited_20_Internet_20_Link"><text:span text:style-name="T40">The Jobs Directory</text:span></text:a></text:h>
      <text:p text:style-name="P61"><text:span text:style-name="T5">Изначально этого каталога нет, он создаётся Artisan-командой </text:span><text:span text:style-name="Source_20_Text"><text:span text:style-name="T5">make:job</text:span></text:span><text:span text:style-name="T5">. В каталоге </text:span><text:span text:style-name="Source_20_Text"><text:span text:style-name="T5">Jobs</text:span></text:span><text:span text:style-name="T5"> хранятся задачи для вашего приложения. Задачи могут быть обработаны вашим приложением в порядке очереди, а также их можно запустить синхронно в рамках прохождения текущего запроса. Иногда задачи, которые запускаются синхронно во время текущего запроса, называют "командами", потому что они реализуют </text:span><text:a xlink:type="simple" xlink:href="https://en.wikipedia.org/wiki/Command_pattern" text:style-name="Internet_20_link" text:visited-style-name="Visited_20_Internet_20_Link"><text:span text:style-name="T42">шаблон Команда</text:span></text:a><text:span text:style-name="T5">.</text:span></text:p>
      <text:p text:style-name="P64"/>
      <text:h text:style-name="P28" text:outline-level="4"><text:bookmark text:name="the-listeners-directory"/><text:a xlink:type="simple" xlink:href="https://laravel.com/docs/8.x/structure#the-listeners-directory" text:style-name="Internet_20_link" text:visited-style-name="Visited_20_Internet_20_Link"><text:span text:style-name="T40">The Listeners Directory</text:span></text:a></text:h>
      <text:p text:style-name="P71"><text:span text:style-name="T9">Изначально этого каталога нет, он создаётся Artisan-командами </text:span><text:span text:style-name="Source_20_Text"><text:span text:style-name="T9">event:generate</text:span></text:span><text:span text:style-name="T9"> или </text:span><text:span text:style-name="Source_20_Text"><text:span text:style-name="T9">make:listener</text:span></text:span><text:span text:style-name="T9">. Каталог </text:span><text:span text:style-name="Source_20_Text"><text:span text:style-name="T9">Listeners</text:span></text:span><text:span text:style-name="T9"> содержит классы обработчиков для ваши</text:span><text:span text:style-name="T17">х собый.</text:span></text:p>
      <text:p text:style-name="P71"><text:span text:style-name="T9">Слушатели событий получают экземпляр события и выполняют логику в ответ на это событие. Например, событие </text:span><text:span text:style-name="Source_20_Text"><text:span text:style-name="T9">UserRegistered</text:span></text:span><text:span text:style-name="T9"> может быть обработано слушателем </text:span><text:span text:style-name="Source_20_Text"><text:span text:style-name="T9">SendWelcomeEmail</text:span></text:span><text:span text:style-name="T9">.</text:span></text:p>
      <text:p text:style-name="P64"/>
      <text:h text:style-name="P28" text:outline-level="4"><text:bookmark text:name="the-mail-directory"/><text:a xlink:type="simple" xlink:href="https://laravel.com/docs/8.x/structure#the-mail-directory" text:style-name="Internet_20_link" text:visited-style-name="Visited_20_Internet_20_Link"><text:span text:style-name="T40">The Mail Directory</text:span></text:a></text:h>
      <text:p text:style-name="P62"><text:span text:style-name="T3">Изначально этого каталога нет, он создаётся Artisan-командой </text:span><text:span text:style-name="Source_20_Text"><text:span text:style-name="T3">make:mail</text:span></text:span><text:span text:style-name="T3">. Каталог </text:span><text:span text:style-name="Source_20_Text"><text:span text:style-name="T3">Mail</text:span></text:span><text:span text:style-name="T3"> содержит все ваши классы, отвечающие за отправляемые вашим приложением email-сообщения. Почтовые объекты позволяют вам инкапсулировать всю логику создания email-сообщений в единый, простой класс, который можно отправить методом </text:span><text:span text:style-name="Source_20_Text"><text:span text:style-name="T3">Mail::send</text:span></text:span><text:span text:style-name="T3">.</text:span></text:p>
      <text:p text:style-name="P64"/>
      <text:h text:style-name="P28" text:outline-level="4"><text:bookmark text:name="the-models-directory"/><text:a xlink:type="simple" xlink:href="https://laravel.com/docs/8.x/structure#the-models-directory" text:style-name="Internet_20_link" text:visited-style-name="Visited_20_Internet_20_Link"><text:span text:style-name="T40">The Models Directory</text:span></text:a></text:h>
      <text:p text:style-name="P66">Каталог Models содержит все классы вашей модели Eloquent. Eloquent ORM, включенный в Laravel, предоставляет красивую и простую реализацию ActiveRecord для работы с вашей базой данных. Каждая таблица базы данных имеет соответствующую «Модель», которая используется для взаимодействия с этой таблицей. Модели позволяют <text:soft-page-break/>запрашивать данные в таблицах, а также вставлять новые записи в таблицу.</text:p>
      <text:p text:style-name="P64"/>
      <text:h text:style-name="P28" text:outline-level="4"><text:bookmark text:name="the-notifications-directory"/><text:a xlink:type="simple" xlink:href="https://laravel.com/docs/8.x/structure#the-notifications-directory" text:style-name="Internet_20_link" text:visited-style-name="Visited_20_Internet_20_Link"><text:span text:style-name="T40">The Notifications Directory</text:span></text:a></text:h>
      <text:p text:style-name="P62"><text:span text:style-name="T3">Изначально этого каталога нет, он создаётся Artisan-командой </text:span><text:span text:style-name="Source_20_Text"><text:span text:style-name="T3">make:notification</text:span></text:span><text:span text:style-name="T3">. Каталог </text:span><text:span text:style-name="Source_20_Text"><text:span text:style-name="T3">Notifications</text:span></text:span><text:span text:style-name="T3">содержит все "транзакционные" уведомления, которые отправляются вашим приложением, такие как простые уведомления о событиях, произошедших в вашем приложении. Возможность уведомлений в Laravel абстрагирует отправку уведомлений через разные драйверы, такие как email, Slack, SMS или сохранение в БД.</text:span></text:p>
      <text:p text:style-name="P64"/>
      <text:h text:style-name="P28" text:outline-level="4"><text:bookmark text:name="the-policies-directory"/><text:a xlink:type="simple" xlink:href="https://laravel.com/docs/8.x/structure#the-policies-directory" text:style-name="Internet_20_link" text:visited-style-name="Visited_20_Internet_20_Link"><text:span text:style-name="T40">The Policies Directory</text:span></text:a></text:h>
      <text:p text:style-name="P61"><text:span text:style-name="T6">Изначально этого каталога нет, он создаётся Artisan-командой </text:span><text:span text:style-name="Source_20_Text"><text:span text:style-name="T6">make:policy</text:span></text:span><text:span text:style-name="T6">. Каталог </text:span><text:span text:style-name="Source_20_Text"><text:span text:style-name="T6">Policies</text:span></text:span><text:span text:style-name="T6"> содержит классы политик авторизации. Политики служат для определения, разрешено ли пользователю данное действие над ресурсом.</text:span></text:p>
      <text:p text:style-name="P64"/>
      <text:h text:style-name="P28" text:outline-level="4"><text:bookmark text:name="the-providers-directory"/><text:a xlink:type="simple" xlink:href="https://laravel.com/docs/8.x/structure#the-providers-directory" text:style-name="Internet_20_link" text:visited-style-name="Visited_20_Internet_20_Link"><text:span text:style-name="T40">The Providers Directory</text:span></text:a></text:h>
      <text:p text:style-name="P62"><text:span text:style-name="T3">Каталог </text:span><text:span text:style-name="Source_20_Text"><text:span text:style-name="T3">Providers</text:span></text:span><text:span text:style-name="T3"> содержит все </text:span><text:a xlink:type="simple" xlink:href="https://laravel.su/docs/5.4/providers" text:style-name="Internet_20_link" text:visited-style-name="Visited_20_Internet_20_Link"><text:span text:style-name="T40">сервис-провайдеры</text:span></text:a><text:span text:style-name="T3"> для вашего приложения. Сервис-провайдеры загружают ваше приложение, добавляя сервисы в сервис-контейнер, регистрируя события, и выполняя любые другие задачи для подготовки вашего приложения к входящим запросам.</text:span></text:p>
      <text:p text:style-name="P63">В свежеустановленном приложении Laravel эта папка уже содержит несколько провайдеров. При необходимости вы можете добавлять свои провайдеры в эту директорию.</text:p>
      <text:p text:style-name="P64"/>
      <text:h text:style-name="P28" text:outline-level="4"><text:bookmark text:name="the-rules-directory"/><text:a xlink:type="simple" xlink:href="https://laravel.com/docs/8.x/structure#the-rules-directory" text:style-name="Internet_20_link" text:visited-style-name="Visited_20_Internet_20_Link"><text:span text:style-name="T40">The Rules Directory</text:span></text:a></text:h>
      <text:p text:style-name="P66">Этот каталог не существует по умолчанию, но будет создан для вас, если вы выполните Artisan-команду make: rule. Каталог Rules содержит настраиваемые объекты правил проверки для вашего приложения. Правила используются для инкапсуляции сложной логики проверки в простой объект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3:43:10.606494838</meta:creation-date>
    <meta:generator>LibreOffice/6.4.6.2$Linux_X86_64 LibreOffice_project/40$Build-2</meta:generator>
    <dc:date>2020-11-08T17:29:08.743662327</dc:date>
    <meta:editing-duration>PT1H41M21S</meta:editing-duration>
    <meta:editing-cycles>59</meta:editing-cycles>
    <meta:document-statistic meta:table-count="0" meta:image-count="0" meta:object-count="0" meta:page-count="11" meta:paragraph-count="133" meta:word-count="1663" meta:character-count="12823" meta:non-whitespace-character-count="11221"/>
  </office:meta>
</office:document-meta>
</file>